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af45f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0af45f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ses for part 0</text:p>
      <text:list xml:id="list1689829113" text:style-name="L1">
        <text:list-header>
          <text:p text:style-name="P1"/>
        </text:list-header>
      </text:list>
      <text:list xml:id="list1617275372" text:style-name="L2">
        <text:list-item>
          <text:p text:style-name="P4">create a directory, cmdexercise in /home/&lt;user&gt;/</text:p>
        </text:list-item>
        <text:list-item>
          <text:p text:style-name="P4">create a file, exercise in cmdexercise</text:p>
        </text:list-item>
        <text:list-item>
          <text:p text:style-name="P4">rename exercise to Exercise</text:p>
        </text:list-item>
        <text:list-item>
          <text:p text:style-name="P4">rename cmdexercise to cmdExercise</text:p>
        </text:list-item>
        <text:list-item>
          <text:p text:style-name="P4">duplicate Exercise as Exercise.bkp</text:p>
        </text:list-item>
        <text:list-item>
          <text:p text:style-name="P4">move Exercise.bak into newcmdexercise</text:p>
        </text:list-item>
        <text:list-item>
          <text:p text:style-name="P4">duplicate newcmdexercise as newcmdexercise.bkp</text:p>
        </text:list-item>
        <text:list-item>
          <text:p text:style-name="P5">delete Exercise</text:p>
        </text:list-item>
        <text:list-item>
          <text:p text:style-name="P5">delete newcmdexercise</text:p>
        </text:list-item>
        <text:list-item>
          <text:p text:style-name="P5">delete cmdExercise</text:p>
        </text:list-item>
        <text:list-item>
          <text:p text:style-name="P4">in cmdExercise, create a folder, newcmdexercise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5T01:49:27.103034652</dc:date>
    <meta:editing-duration>PT3M51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2" meta:word-count="59" meta:character-count="395" meta:non-whitespace-character-count="359"/>
  </office:meta>
</office:document-meta>
</file>